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</text:span><text:span text:style-name="T1">[</text:span><text:span text:style-name="T1">i</text:span><text:span text:style-name="T1">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853cm" svg:height="8.354cm" svg:x="0.047cm" svg:y="1.1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1T15:14:14.772390124</dc:date>
    <meta:editing-duration>PT3M3S</meta:editing-duration>
    <meta:editing-cycles>21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54cm" svg:height="8.355cm" xlink:href="." xlink:type="simple" chart:class="chart:scatter" chart:style-name="ch1">
        <chart:plot-area chart:style-name="ch2" chart:data-source-has-labels="both" svg:x="0.297cm" svg:y="0.167cm" svg:width="14.26cm" svg:height="8.021cm">
          <chart:coordinate-region svg:x="0.839cm" svg:y="0.366cm" svg:width="13.624cm" svg:height="7.62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80422606518061">
                <text:p>-3.80422606518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